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P1" style:family="paragraph" style:parent-style-name="Standard">
      <style:text-properties style:font-name="sans-serif" fo:font-size="10pt"/>
    </style:style>
    <style:style style:name="P2" style:family="paragraph" style:parent-style-name="Standard">
      <style:paragraph-properties fo:text-align="justify" style:justify-single-word="false"/>
      <style:text-properties style:font-name="sans-serif" fo:font-size="10pt"/>
    </style:style>
    <style:style style:name="P3" style:family="paragraph" style:parent-style-name="Standard">
      <style:text-properties style:font-name="Times New Roman" fo:font-size="11pt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Standard">
      <style:text-properties style:font-name="sans-serif" fo:font-size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1"/>
    </style:style>
    <style:style style:name="T3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3">Evangelos Siminos <text:line-break/>Max Planck Institute for the Physics of Complex Systems</text:p>
            <text:p text:style-name="P3">Nöthnitzer Str. 38</text:p>
            <text:p text:style-name="P3">D-01187 Dresden</text:p>
            <text:p text:style-name="P3">Germany</text:p>
            <text:p text:style-name="P3"/>
            <text:p text:style-name="P3">Phone: +49 351 871 2412</text:p>
            <text:p text:style-name="P3">Fax: +49 351 871 1999</text:p>
            <text:p text:style-name="P3">email: evangelos.siminos@gmail.com</text:p>
          </table:table-cell>
          <table:table-cell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5"><text:span text:style-name="T3">Prof. </text:span>Paul McKenna</text:p>
            <text:p text:style-name="P4">Department of Physics </text:p>
            <text:p text:style-name="P4">University of Strathclyde</text:p>
            <text:p text:style-name="P4">Glasgow, U.K. 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/>
          </table:table-cell>
          <table:table-cell office:value-type="string">
            <text:p text:style-name="P6">18.04.2013</text:p>
          </table:table-cell>
        </table:table-row>
      </table:table>
      <text:p text:style-name="P1"/>
      <text:p text:style-name="P1">I joined the \emph{Computational Nonlinear and Relativistic Optics} group as a postdoctoral researcher in August 2011.\sep</text:p>
      <text:p text:style-name="P1"/>
      <text:p text:style-name="P1">I was able to initiate collaborations both within our group and with various workshop participants in topics which include</text:p>
      <text:p text:style-name="P1">high intensity laser-plasma interaction, nonlinear dynamics of solitary waves in nonlocal nonlinear-media and soliton interaction</text:p>
      <text:p text:style-name="P1">in plasmas.\sep</text:p>
      <text:p text:style-name="P1"/>
      <text:p text:style-name="P1">More recently I've been involved in a collaboration with the experimental group of Prof. Kaluza in Helmholtz Institute Jena, </text:p>
      <text:p text:style-name="P1">in which our role is to provide insight to experimental results by simulating the complete pump-probe setup. An incoming </text:p>
      <text:p text:style-name="P1">PhD student (Syed Ali Hussain) is expected to contribute to this project.\sep</text:p>
      <text:p text:style-name="P1"/>
      <text:p text:style-name="P1">At the same time, we are diverting our interests towards methods of attosecond pulse generation through laser-plasma interaction,</text:p>
      <text:p text:style-name="P1">a topic which is both related to our previous studies but also meshes very well with the interests within the Finite Systems Division.</text:p>
      <text:p text:style-name="P1">For this purpose a short-term postdoctoral fellow (H. Vincenti) has been recruited with the goal of establishing connections </text:p>
      <text:p text:style-name="P1">with ongoing experiments at CEA/Saclay.\sep</text:p>
      <text:p text:style-name="P1"/>
      <text:p text:style-name="P1">The common thread in all the above studies is provided by nonlinear dynamics, as will be explained in detail in the following.\sep</text:p>
      <text:p text:style-name="P1"/>
      <text:p text:style-name="P1"/>
      <text:p text:style-name="P2">Please find attached my CV and list of publications.</text:p>
      <text:p text:style-name="P2"/>
      <text:p text:style-name="P2">I am looking forward to hearing from you.</text:p>
      <text:p text:style-name="P1"/>
      <text:p text:style-name="P1">Sincerely,</text:p>
      <text:p text:style-name="P1"/>
      <text:p text:style-name="P1"/>
      <text:p text:style-name="P1">Evangelos Simino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2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2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 Fallback" style:font-size-asian="14pt" style:font-weight-asian="bold" style:font-name-complex="FreeSans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2:38:10</meta:creation-date>
    <dc:date>2013-05-04T00:03:00</dc:date>
    <meta:editing-duration>PT9H21M44S</meta:editing-duration>
    <meta:editing-cycles>24</meta:editing-cycles>
    <meta:generator>LibreOffice/3.5$Linux_X86_64 LibreOffice_project/350m1$Build-403</meta:generator>
    <meta:document-statistic meta:table-count="2" meta:image-count="0" meta:object-count="0" meta:page-count="1" meta:paragraph-count="28" meta:word-count="249" meta:character-count="1673" meta:non-whitespace-character-count="1446"/>
  </office:meta>
</office:document-meta>
</file>